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299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9957in"/>
    </style:style>
    <style:style style:name="co4" style:family="table-column">
      <style:table-column-properties fo:break-before="auto" style:column-width="1.389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2.0929in"/>
    </style:style>
    <style:style style:name="co8" style:family="table-column">
      <style:table-column-properties fo:break-before="auto" style:column-width="1.3161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1.1827in"/>
    </style:style>
    <style:style style:name="co11" style:family="table-column">
      <style:table-column-properties fo:break-before="auto" style:column-width="2.1173in"/>
    </style:style>
    <style:style style:name="co12" style:family="table-column">
      <style:table-column-properties fo:break-before="auto" style:column-width="1.9598in"/>
    </style:style>
    <style:style style:name="co13" style:family="table-column">
      <style:table-column-properties fo:break-before="auto" style:column-width="1.3283in"/>
    </style:style>
    <style:style style:name="co14" style:family="table-column">
      <style:table-column-properties fo:break-before="auto" style:column-width="1.3528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0.728in"/>
    </style:style>
    <style:style style:name="co20" style:family="table-column">
      <style:table-column-properties fo:break-before="auto" style:column-width="1.1339in"/>
    </style:style>
    <style:style style:name="co21" style:family="table-column">
      <style:table-column-properties fo:break-before="auto" style:column-width="0.952in"/>
    </style:style>
    <style:style style:name="co22" style:family="table-column">
      <style:table-column-properties fo:break-before="auto" style:column-width="1.3717in"/>
    </style:style>
    <style:style style:name="co23" style:family="table-column">
      <style:table-column-properties fo:break-before="auto" style:column-width="1.2555in"/>
    </style:style>
    <style:style style:name="co24" style:family="table-column">
      <style:table-column-properties fo:break-before="auto" style:column-width="0.928in"/>
    </style:style>
    <style:style style:name="co25" style:family="table-column">
      <style:table-column-properties fo:break-before="auto" style:column-width="0.4783in"/>
    </style:style>
    <style:style style:name="co26" style:family="table-column">
      <style:table-column-properties fo:break-before="auto" style:column-width="0.5638in"/>
    </style:style>
    <style:style style:name="co27" style:family="table-column">
      <style:table-column-properties fo:break-before="auto" style:column-width="1.3228in"/>
    </style:style>
    <style:style style:name="co2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6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7" style:family="table-cell" style:parent-style-name="Default">
      <style:map style:condition="is-true-formula([Feuille1.C23]=0)" style:apply-style-name="Cellule_20_grisée" style:base-cell-address="Feuille1.E23"/>
    </style:style>
    <style:style style:name="ce8" style:family="table-cell" style:parent-style-name="Default">
      <style:map style:condition="is-true-formula([Feuille1.C22]=0)" style:apply-style-name="Cellule_20_grisée" style:base-cell-address="Feuille1.E22"/>
    </style:style>
    <style:style style:name="ce9" style:family="table-cell" style:parent-style-name="Default">
      <style:map style:condition="is-true-formula([Feuille1.C22]=0)" style:apply-style-name="Cellule_20_grisée" style:base-cell-address="Feuille1.F22"/>
    </style:style>
    <style:style style:name="ce10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11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12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3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4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5" style:family="table-cell" style:parent-style-name="Default" style:data-style-name="N0">
      <style:map style:condition="is-true-formula(OR([Feuille1.O23]=0;[Feuille1.O23]=&quot;line&quot;))" style:apply-style-name="Cellule_20_grisée" style:base-cell-address="Feuille1.Q23"/>
      <style:map style:condition="is-true-formula(AND([Feuille1.O23]&lt;&gt;0;[Feuille1.Q23]=&quot;&quot;))" style:apply-style-name="Cellule_20_invalide" style:base-cell-address="Feuille1.Q23"/>
    </style:style>
    <style:style style:name="ce16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7" style:family="table-cell" style:parent-style-name="Default" style:data-style-name="N0">
      <style:map style:condition="is-true-formula(OR([Feuille1.AA2]=0;[Feuille1.AA2]=0=&quot;line&quot;;[Feuille1.AA2]=0=&quot;circle&quot;))" style:apply-style-name="Cellule_20_grisée" style:base-cell-address="Feuille1.AE2"/>
      <style:map style:condition="is-true-formula(AND([Feuille1.AB2]&lt;&gt;0;[Feuille1.AE2]=&quot;&quot;))" style:apply-style-name="Cellule_20_invalide" style:base-cell-address="Feuille1.AE2"/>
    </style:style>
    <style:style style:name="ce18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9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20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21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22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23" style:family="table-cell" style:parent-style-name="Default" style:data-style-name="N0">
      <style:map style:condition="is-true-formula(OR([Feuille1.AK60]=0;[Feuille1.AK60]=&quot;wakeUp&quot;))" style:apply-style-name="Cellule_20_grisée" style:base-cell-address="Feuille1.AL60"/>
      <style:map style:condition="is-true-formula(AND([Feuille1.AK60]&lt;&gt;0;[Feuille1.AL60]=&quot;&quot;))" style:apply-style-name="Cellule_20_invalide" style:base-cell-address="Feuille1.AL60"/>
    </style:style>
    <style:style style:name="ce24" style:family="table-cell" style:parent-style-name="Default" style:data-style-name="N0">
      <style:map style:condition="is-true-formula(OR([Feuille1.AL60]=0;[Feuille1.AL60]=&quot;wakeUp&quot;))" style:apply-style-name="Cellule_20_grisée" style:base-cell-address="Feuille1.AM60"/>
      <style:map style:condition="is-true-formula(AND([Feuille1.AL60]&lt;&gt;0;[Feuille1.AM60]=&quot;&quot;))" style:apply-style-name="Cellule_20_invalide" style:base-cell-address="Feuille1.AM60"/>
    </style:style>
    <style:style style:name="ce25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26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133])" table:allow-empty-cell="true" table:display-list="unsorted" table:base-cell-address="Feuille1.X21"/>
        <table:content-validation table:name="val7" table:condition="of:cell-content-is-in-list([$Feuille1.$A$34:.$A$133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4"/>
        <table:table-column table:style-name="co4" table:default-cell-style-name="ce6"/>
        <table:table-column table:style-name="co5" table:default-cell-style-name="ce7"/>
        <table:table-column table:style-name="co6" table:default-cell-style-name="ce9"/>
        <table:table-column table:style-name="co7" table:default-cell-style-name="ce4"/>
        <table:table-column table:style-name="co8" table:default-cell-style-name="ce6"/>
        <table:table-column table:style-name="co9" table:default-cell-style-name="ce7"/>
        <table:table-column table:style-name="co10" table:default-cell-style-name="ce7"/>
        <table:table-column table:style-name="co11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2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3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4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5" table:default-cell-style-name="ce12"/>
        <table:table-column table:style-name="co16" table:default-cell-style-name="ce13"/>
        <table:table-column table:style-name="co17" table:default-cell-style-name="ce14"/>
        <table:table-column table:style-name="co18" table:default-cell-style-name="ce16"/>
        <table:table-column table:style-name="co19" table:default-cell-style-name="ce17"/>
        <table:table-column table:style-name="co20" table:default-cell-style-name="ce18"/>
        <table:table-column table:style-name="co21" table:number-columns-repeated="2" table:default-cell-style-name="ce19"/>
        <table:table-column table:style-name="co22" table:default-cell-style-name="ce18"/>
        <table:table-column table:style-name="co14" table:default-cell-style-name="ce4"/>
        <table:table-column table:style-name="co23" table:default-cell-style-name="ce20"/>
        <table:table-column table:style-name="co21" table:default-cell-style-name="ce21"/>
        <table:table-column table:style-name="co24" table:default-cell-style-name="ce22"/>
        <table:table-column table:style-name="co25" table:default-cell-style-name="ce14"/>
        <table:table-column table:style-name="co1" table:default-cell-style-name="ce25"/>
        <table:table-column table:style-name="co24" table:default-cell-style-name="ce21"/>
        <table:table-column table:style-name="co17" table:default-cell-style-name="ce22"/>
        <table:table-column table:style-name="co26" table:default-cell-style-name="ce14"/>
        <table:table-column table:style-name="co11" table:default-cell-style-name="ce26"/>
        <table:table-column table:style-name="co27" table:default-cell-style-name="Default"/>
        <table:table-column table:style-name="co28" table:number-columns-repeated="978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_delay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_delay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weapon_delay3</text:p>
          </table:table-cell>
          <table:table-cell table:style-name="ce1" office:value-type="string">
            <text:p>weapon4</text:p>
          </table:table-cell>
          <table:table-cell table:style-name="ce1" office:value-type="string">
            <text:p>ammo4</text:p>
          </table:table-cell>
          <table:table-cell table:style-name="ce1" office:value-type="string">
            <text:p>weapon_offsetX_4</text:p>
          </table:table-cell>
          <table:table-cell table:style-name="ce1" office:value-type="string">
            <text:p>weapon_delay4</text:p>
          </table:table-cell>
          <table:table-cell table:style-name="ce1" office:value-type="string">
            <text:p>weapon5</text:p>
          </table:table-cell>
          <table:table-cell table:style-name="ce1" office:value-type="string">
            <text:p>ammo5</text:p>
          </table:table-cell>
          <table:table-cell table:style-name="ce1" office:value-type="string">
            <text:p>weapon_offsetX_5</text:p>
          </table:table-cell>
          <table:table-cell table:style-name="ce1" office:value-type="string">
            <text:p>weapon_delay5</text:p>
          </table:table-cell>
          <table:table-cell table:style-name="ce1" office:value-type="string">
            <text:p>weapon6</text:p>
          </table:table-cell>
          <table:table-cell table:style-name="ce1" office:value-type="string">
            <text:p>ammo6</text:p>
          </table:table-cell>
          <table:table-cell table:style-name="ce1" office:value-type="string">
            <text:p>weapon_offsetX_6</text:p>
          </table:table-cell>
          <table:table-cell table:style-name="ce1" office:value-type="string">
            <text:p>weapon_delay6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centered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modifier_2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office:value-type="string">
            <text:p>dialog</text:p>
          </table:table-cell>
          <table:table-cell table:style-name="ce1" table:number-columns-repeated="978"/>
        </table:table-row>
        <table:table-row table:style-name="ro2">
          <table:table-cell table:style-name="Default"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170">
            <text:p>17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table:style-name="Default" office:value-type="string">
            <text:p>fireball_slalom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fireball_sinus</text:p>
          </table:table-cell>
          <table:table-cell table:style-name="Default" office:value-type="string">
            <text:p>fireball_slalom2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99">
            <text:p>99</text:p>
          </table:table-cell>
          <table:table-cell table:style-name="Default" office:value-type="string">
            <text:p>phase0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_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haseClock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hase04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phase0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aser_36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table:style-name="Default"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70">
            <text:p>-7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450">
            <text:p>450</text:p>
          </table:table-cell>
          <table:table-cell table:style-name="Default" office:value-type="string">
            <text:p>KatyushaWaiting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90">
            <text:p>-9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380">
            <text:p>380</text:p>
          </table:table-cell>
          <table:table-cell table:style-name="Default" office:value-type="string">
            <text:p>L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60">
            <text:p>-6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20">
            <text:p>520</text:p>
          </table:table-cell>
          <table:table-cell table:style-name="Default" office:value-type="string">
            <text:p>R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Hatsuk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Itsukho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Katyusha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Waiting2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Full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KatyushaMid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5"/>
          <table:table-cell table:number-columns-repeated="978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5"/>
          <table:table-cell table:number-columns-repeated="978"/>
        </table:table-row>
        <table:table-row table:style-name="ro2">
          <table:table-cell office:value-type="string">
            <text:p>V_Alpha1_Entry</text:p>
          </table:table-cell>
          <table:table-cell office:value-type="float" office:value="120">
            <text:p>12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2_Entry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  <table:table-cell table:style-name="ce8"/>
          <table:table-cell/>
          <table:table-cell office:value-type="float" office:value="0">
            <text:p>0</text:p>
          </table:table-cell>
          <table:table-cell table:style-name="ce10"/>
          <table:table-cell/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Alpha2_StrafeRandom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5" table:content-validation-name="val6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2_StrafeRandom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table:style-name="ce10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00">
            <text:p>100</text:p>
          </table:table-cell>
          <table:table-cell table:style-name="ce15"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Alph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5" table:content-validation-name="val6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2_Exit</text:p>
          </table:table-cell>
          <table:table-cell office:value-type="float" office:value="-100">
            <text:p>-10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table:style-name="ce10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3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Alpha3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Sigma1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Sigma1_laser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abitslow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550">
            <text:p>550</text:p>
          </table:table-cell>
          <table:table-cell table:content-validation-name="val6" office:value-type="string">
            <text:p>V_Sigm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Sigma1_Exit</text:p>
          </table:table-cell>
          <table:table-cell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Sigma2_Entry</text:p>
          </table:table-cell>
          <table:table-cell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400">
            <text:p>400</text:p>
          </table:table-cell>
          <table:table-cell table:content-validation-name="val6" office:value-type="string">
            <text:p>V_Sig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Sigma2_Routine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abitslow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Sigma2_Exit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abitslow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Sigma3_Entry</text:p>
          </table:table-cell>
          <table:table-cell office:value-type="float" office:value="250">
            <text:p>250</text:p>
          </table:table-cell>
          <table:table-cell table:style-name="ce5" office:value-type="string">
            <text:p>V_Sigma3_laser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style-name="ce5" office:value-type="string">
            <text:p>V_Sigma3_laser180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Sigma3_Exit</text:p>
          </table:table-cell>
          <table:table-cell office:value-type="float" office:value="250">
            <text:p>250</text:p>
          </table:table-cell>
          <table:table-cell table:style-name="ce5" office:value-type="string">
            <text:p>V_Sigma3_laser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style-name="ce5" office:value-type="string">
            <text:p>V_Sigma3_laser180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1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1_Routin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L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1_laser_supportR</text:p>
          </table:table-cell>
          <table:table-cell table:style-name="ce6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ield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1_Berserk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7" office:value-type="string">
            <text:p>V_Beta1_Exit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1_Berserk</text:p>
          </table:table-cell>
          <table:table-cell office:value-type="float" office:value="150">
            <text:p>150</text:p>
          </table:table-cell>
          <table:table-cell office:value-type="string">
            <text:p>V_Beta1_dragonballNoLock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1_laser_supportL_exit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string">
            <text:p>V_Beta1_laser_supportR_exit</text:p>
          </table:table-cell>
          <table:table-cell table:style-name="ce6" office:value-type="string">
            <text:p>V_laserM_fast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table:number-columns-repeated="2"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1_Exit</text:p>
          </table:table-cell>
          <table:table-cell office:value-type="float" office:value="-150">
            <text:p>-1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2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50">
            <text:p>150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2_Routine</text:p>
          </table:table-cell>
          <table:table-cell office:value-type="float" office:value="0">
            <text:p>0</text:p>
          </table:table-cell>
          <table:table-cell office:value-type="string">
            <text:p>V_Beta2_dragonball</text:p>
          </table:table-cell>
          <table:table-cell office:value-type="string">
            <text:p>V_fireball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2_laser_support40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32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ce6"/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80">
            <text:p>80</text:p>
          </table:table-cell>
          <table:table-cell table:content-validation-name="val3" office:value-type="string">
            <text:p>face_target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11">
            <text:p>111</text:p>
          </table:table-cell>
          <table:table-cell table:content-validation-name="val6" office:value-type="string">
            <text:p>V_Beta2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2_Mov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circle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string">
            <text:p>reset_fa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3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3_Routine</text:p>
          </table:table-cell>
          <table:table-cell office:value-type="float" office:value="0">
            <text:p>0</text:p>
          </table:table-cell>
          <table:table-cell office:value-type="string">
            <text:p>V_Beta3_laser1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string">
            <text:p>0.5</text:p>
          </table:table-cell>
          <table:table-cell office:value-type="string">
            <text:p>V_Beta3_laser2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3_dragonball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string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200">
            <text:p>2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0">
            <text:p>10</text:p>
          </table:table-cell>
          <table:table-cell table:content-validation-name="val6" office:value-type="string">
            <text:p>V_Be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3_Exit</text:p>
          </table:table-cell>
          <table:table-cell office:value-type="float" office:value="150">
            <text:p>150</text:p>
          </table:table-cell>
          <table:table-cell office:value-type="string">
            <text:p>V_Beta3_laser1NoLock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string">
            <text:p>0.5</text:p>
          </table:table-cell>
          <table:table-cell office:value-type="string">
            <text:p>V_Beta3_laser2NoLock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3_dragonballNoLock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string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oscillator</text:p>
          </table:table-cell>
          <table:table-cell office:value-type="float" office:value="100">
            <text:p>100</text:p>
          </table:table-cell>
          <table:table-cell office:value-type="float" office:value="1200">
            <text:p>120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1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style-name="ce10"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50">
            <text:p>250</text:p>
          </table:table-cell>
          <table:table-cell table:content-validation-name="val6" office:value-type="string">
            <text:p>V_Del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_extL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V_Delta1_laser_extR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office:value-type="string">
            <text:p>V_Delta1_laser_int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office:value-type="string">
            <text:p>V_Delta1_laser_int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table:style-name="ce4" office:value-type="string">
            <text:p>V_Delta1_blast</text:p>
          </table:table-cell>
          <table:table-cell table:style-name="ce6" office:value-type="string">
            <text:p>V_laserXL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Delta1_Exit</text:p>
          </table:table-cell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10">
            <text:p>10</text:p>
          </table:table-cell>
          <table:table-cell table:style-name="ce25" table:content-validation-name="val6" office:value-type="string">
            <text:p>V_Delta1_Exit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1_Exit</text:p>
          </table:table-cell>
          <table:table-cell office:value-type="float" office:value="70">
            <text:p>70</text:p>
          </table:table-cell>
          <table:table-cell office:value-type="string">
            <text:p>V_Delta1_blast</text:p>
          </table:table-cell>
          <table:table-cell office:value-type="string">
            <text:p>V_laserXL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2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style-name="ce10"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50">
            <text:p>250</text:p>
          </table:table-cell>
          <table:table-cell table:content-validation-name="val6" office:value-type="string">
            <text:p>V_Del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2_Routine</text:p>
          </table:table-cell>
          <table:table-cell office:value-type="float" office:value="0">
            <text:p>0</text:p>
          </table:table-cell>
          <table:table-cell office:value-type="string">
            <text:p>V_Delta2_ring1L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2L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string">
            <text:p>V_Delta2_ring2M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string">
            <text:p>V_Delta2_ring2R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60">
            <text:p>60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2_Exit</text:p>
          </table:table-cell>
          <table:table-cell office:value-type="float" office:value="200">
            <text:p>200</text:p>
          </table:table-cell>
          <table:table-cell office:value-type="string">
            <text:p>V_Delta2_ring1L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content-validation-name="val1" office:value-type="string">
            <text:p>oscillator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516">
            <text:p>516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3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style-name="ce10"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50">
            <text:p>250</text:p>
          </table:table-cell>
          <table:table-cell table:content-validation-name="val6" office:value-type="string">
            <text:p>V_Del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3_Routine</text:p>
          </table:table-cell>
          <table:table-cell office:value-type="float" office:value="0">
            <text:p>0</text:p>
          </table:table-cell>
          <table:table-cell office:value-type="string">
            <text:p>V_Delta3_blast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3_laser1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0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5</text:p>
          </table:table-cell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39">
            <text:p>39</text:p>
          </table:table-cell>
          <table:table-cell table:content-validation-name="val6" office:value-type="string">
            <text:p>V_Del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3_Exit</text:p>
          </table:table-cell>
          <table:table-cell office:value-type="float" office:value="70">
            <text:p>70</text:p>
          </table:table-cell>
          <table:table-cell office:value-type="string">
            <text:p>V_Delta3_blast_exit</text:p>
          </table:table-cell>
          <table:table-cell office:value-type="string">
            <text:p>V_laserX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Delta3_laser1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2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5</text:p>
          </table:table-cell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Gamma1_Entry</text:p>
          </table:table-cell>
          <table:table-cell office:value-type="float" office:value="80">
            <text:p>80</text:p>
          </table:table-cell>
          <table:table-cell office:value-type="string">
            <text:p>V_Gamm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Gamma2_Entry</text:p>
          </table:table-cell>
          <table:table-cell office:value-type="float" office:value="80">
            <text:p>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10"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Gamma2_Routine</text:p>
          </table:table-cell>
          <table:table-cell office:value-type="float" office:value="0">
            <text:p>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10"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Gam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Gamma2_Exit</text:p>
          </table:table-cell>
          <table:table-cell office:value-type="float" office:value="-80">
            <text:p>-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10"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Gamma3_Entry</text:p>
          </table:table-cell>
          <table:table-cell office:value-type="float" office:value="80">
            <text:p>80</text:p>
          </table:table-cell>
          <table:table-cell office:value-type="string">
            <text:p>V_Gamma3_laser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Gamma3_Routine</text:p>
          </table:table-cell>
          <table:table-cell office:value-type="float" office:value="0">
            <text:p>0</text:p>
          </table:table-cell>
          <table:table-cell office:value-type="string">
            <text:p>V_Gamma3_laser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6" office:value-type="string">
            <text:p>V_Gam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Gamma3_Exit</text:p>
          </table:table-cell>
          <table:table-cell office:value-type="float" office:value="-80">
            <text:p>-80</text:p>
          </table:table-cell>
          <table:table-cell office:value-type="string">
            <text:p>V_Gamma3_laser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5"/>
          <table:table-cell table:number-columns-repeated="978"/>
        </table:table-row>
        <table:table-row table:style-name="ro2">
          <table:table-cell office:value-type="string">
            <text:p>V_AlphaGold_Intro_Entry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style-name="ce23" table:content-validation-name="val5"/>
          <table:table-cell table:style-name="ce24" table:content-validation-name="val5"/>
          <table:table-cell table:content-validation-name="val6" office:value-type="string">
            <text:p>V_AlphaGold_Intro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Intro_Move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Intro_Warning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Intro_Warning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string">
            <text:p>greater</text:p>
          </table:table-cell>
          <table:table-cell office:value-type="float" office:value="500">
            <text:p>500</text:p>
          </table:table-cell>
          <table:table-cell table:content-validation-name="val6" office:value-type="string">
            <text:p>V_AlphaGold_Intro_Aggressi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Intro_Aggressive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500">
            <text:p>5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600">
            <text:p>600</text:p>
          </table:table-cell>
          <table:table-cell table:content-validation-name="val6" office:value-type="float" office:value="0">
            <text:p>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Intro_Entry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layerPosY</text:p>
          </table:table-cell>
          <table:table-cell table:content-validation-name="val5" office:value-type="string">
            <text:p>lesser</text:p>
          </table:table-cell>
          <table:table-cell office:value-type="float" office:value="540">
            <text:p>540</text:p>
          </table:table-cell>
          <table:table-cell table:content-validation-name="val6" office:value-type="string">
            <text:p>V_BetaGold_Intro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Intro_Move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table:style-name="ce19" table:content-validation-name="val3" office:value-type="float" office:value="0">
            <text:p>0</text:p>
          </table:table-cell>
          <table:table-cell table:content-validation-name="val3" office:value-type="string">
            <text:p>freeze</text:p>
          </table:table-cell>
          <table:table-cell table:content-validation-name="val3" office:value-type="string">
            <text:p>immune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lesser</text:p>
          </table:table-cell>
          <table:table-cell office:value-type="float" office:value="850">
            <text:p>850</text:p>
          </table:table-cell>
          <table:table-cell table:content-validation-name="val6" office:value-type="string">
            <text:p>V_BetaGold_Intro_Warning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Intro_Warning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layerPosY</text:p>
          </table:table-cell>
          <table:table-cell table:content-validation-name="val5" office:value-type="string">
            <text:p>lesser</text:p>
          </table:table-cell>
          <table:table-cell office:value-type="float" office:value="250">
            <text:p>250</text:p>
          </table:table-cell>
          <table:table-cell table:content-validation-name="val6" office:value-type="string">
            <text:p>V_BetaGold_Intro_Move2</text:p>
          </table:table-cell>
          <table:table-cell table:content-validation-name="val4" office:value-type="string">
            <text:p>playerPosY</text:p>
          </table:table-cell>
          <table:table-cell table:content-validation-name="val5" office:value-type="string">
            <text:p>greater</text:p>
          </table:table-cell>
          <table:table-cell office:value-type="float" office:value="600">
            <text:p>600</text:p>
          </table:table-cell>
          <table:table-cell table:style-name="ce25" table:content-validation-name="val6" office:value-type="string">
            <text:p>V_BetaGold_Intro_Aggressive</text:p>
          </table:table-cell>
          <table:table-cell office:value-type="string">
            <text:p>Dial_Hub_Intro_01</text:p>
          </table:table-cell>
          <table:table-cell table:number-columns-repeated="978"/>
        </table:table-row>
        <table:table-row table:style-name="ro2">
          <table:table-cell office:value-type="string">
            <text:p>V_BetaGold_Intro_Move2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table:style-name="ce19" table:content-validation-name="val3" office:value-type="float" office:value="0">
            <text:p>0</text:p>
          </table:table-cell>
          <table:table-cell table:content-validation-name="val3" office:value-type="string">
            <text:p>freeze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lesser</text:p>
          </table:table-cell>
          <table:table-cell office:value-type="float" office:value="550">
            <text:p>550</text:p>
          </table:table-cell>
          <table:table-cell table:content-validation-name="val6" office:value-type="string">
            <text:p>V_BetaGold_Intro_Las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Intro_Last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layerPosY</text:p>
          </table:table-cell>
          <table:table-cell table:content-validation-name="val5" office:value-type="string">
            <text:p>greater</text:p>
          </table:table-cell>
          <table:table-cell office:value-type="float" office:value="350">
            <text:p>350</text:p>
          </table:table-cell>
          <table:table-cell table:content-validation-name="val6" office:value-type="string">
            <text:p>V_BetaGold_Intro_Aggressi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string">
            <text:p>Dial_Hub_Intro_03</text:p>
          </table:table-cell>
          <table:table-cell table:number-columns-repeated="978"/>
        </table:table-row>
        <table:table-row table:style-name="ro2">
          <table:table-cell office:value-type="string">
            <text:p>V_BetaGold_Intro_Aggressiv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L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1_laser_supportR</text:p>
          </table:table-cell>
          <table:table-cell table:style-name="ce6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500">
            <text:p>5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string">
            <text:p>immune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float" office:value="0">
            <text:p>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string">
            <text:p>Dial_Hub_Intro_05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5"/>
          <table:table-cell table:number-columns-repeated="978"/>
        </table:table-row>
        <table:table-row table:style-name="ro2">
          <table:table-cell office:value-type="string">
            <text:p>V_AlphaGold_Entry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Entry1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1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Entry2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2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Entry3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3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Entry4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4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Entry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5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1_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office:value-type="string">
            <text:p>V_BetaGold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1_2</text:p>
          </table:table-cell>
          <table:table-cell office:value-type="string">
            <text:p>Dial_V3_01</text:p>
          </table:table-cell>
          <table:table-cell table:number-columns-repeated="978"/>
        </table:table-row>
        <table:table-row table:style-name="ro2">
          <table:table-cell office:value-type="string">
            <text:p>V_AlphaGold_Routine2_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2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3_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3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4_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4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5_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5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1_1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1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2_1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2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3_1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3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4_1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4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5_1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5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1_2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1_3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2_2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2_3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3_2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3_3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4_2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4_3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5_2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5_3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1_3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1_4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2_3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2_4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3_3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3_4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4_3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4_4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5_3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5_4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1_4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1_1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2_4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2_1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3_4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3_1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4_4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4_1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5_4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5_1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Death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office:value-type="string">
            <text:p>V_BetaGold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Entry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Wait</text:p>
          </table:table-cell>
          <table:table-cell office:value-type="float" office:value="0">
            <text:p>0</text:p>
          </table:table-cell>
          <table:table-cell office:value-type="string">
            <text:p>V_BetaGold_dragonball_arc</text:p>
          </table:table-cell>
          <table:table-cell office:value-type="string">
            <text:p>V_fireball_slow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4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BetaGold_Wait4</text:p>
          </table:table-cell>
          <table:table-cell office:value-type="float" office:value="0">
            <text:p>0</text:p>
          </table:table-cell>
          <table:table-cell office:value-type="string">
            <text:p>V_BetaGold_dragonball_arc</text:p>
          </table:table-cell>
          <table:table-cell office:value-type="string">
            <text:p>V_fireball_slow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table:content-validation-name="val2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3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Wait3</text:p>
          </table:table-cell>
          <table:table-cell office:value-type="float" office:value="0">
            <text:p>0</text:p>
          </table:table-cell>
          <table:table-cell office:value-type="string">
            <text:p>V_BetaGold_dragonball_arc</text:p>
          </table:table-cell>
          <table:table-cell office:value-type="string">
            <text:p>V_fireball_slow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2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Wait2</text:p>
          </table:table-cell>
          <table:table-cell office:value-type="float" office:value="0">
            <text:p>0</text:p>
          </table:table-cell>
          <table:table-cell office:value-type="string">
            <text:p>V_BetaGold_dragonball_arc</text:p>
          </table:table-cell>
          <table:table-cell office:value-type="string">
            <text:p>V_fireball_slow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1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Wait1</text:p>
          </table:table-cell>
          <table:table-cell office:value-type="float" office:value="0">
            <text:p>0</text:p>
          </table:table-cell>
          <table:table-cell office:value-type="string">
            <text:p>V_BetaGold_dragonball_arc</text:p>
          </table:table-cell>
          <table:table-cell office:value-type="string">
            <text:p>V_fireball_slow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Phase1_Star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Phase1_Star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Gold_Phase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Phase1_Routi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Gold_laser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50">
            <text:p>50</text:p>
          </table:table-cell>
          <table:table-cell table:content-validation-name="val6" office:value-type="string">
            <text:p>V_BetaGold_Phase1_End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Phase1_En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Gold_Phase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Phase2_Routine</text:p>
          </table:table-cell>
          <table:table-cell office:value-type="float" office:value="0">
            <text:p>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1">
            <text:p>1</text:p>
          </table:table-cell>
          <table:table-cell table:content-validation-name="val6" office:value-type="string">
            <text:p>V_BetaGold_Phase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5/01/2016</text:date>, <text:time>13:0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5-01T13:05:10.18</dc:date>
    <meta:editing-duration>PT7H44M50S</meta:editing-duration>
    <meta:editing-cycles>351</meta:editing-cycles>
    <dc:creator>Wister </dc:creator>
    <meta:document-statistic meta:table-count="1" meta:cell-count="3218" meta:object-count="0"/>
  </office:meta>
</office:document-meta>
</file>